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automatic-styles>
    <style:style style:name="T1" style:family="text">
      <style:text-properties officeooo:rsid="0018579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include&lt;stdio.h&gt;</text:p>
      <text:p text:style-name="Standard">#define MAXSIZE 5</text:p>
      <text:p text:style-name="Standard">int queue[MAXSIZE];</text:p>
      <text:p text:style-name="Standard">int front = <text:span text:style-name="T1">0</text:span>, rear = -1;</text:p>
      <text:p text:style-name="Standard">int isempty()</text:p>
      <text:p text:style-name="Standard">{</text:p>
      <text:p text:style-name="Standard">if(rear == -1)</text:p>
      <text:p text:style-name="Standard">return 1;</text:p>
      <text:p text:style-name="Standard">else</text:p>
      <text:p text:style-name="Standard">return 0;</text:p>
      <text:p text:style-name="Standard">}</text:p>
      <text:p text:style-name="Standard">int isfull()</text:p>
      <text:p text:style-name="Standard">{</text:p>
      <text:p text:style-name="Standard">if(rear == MAXSIZE - 1)</text:p>
      <text:p text:style-name="Standard">return 1;</text:p>
      <text:p text:style-name="Standard">else</text:p>
      <text:p text:style-name="Standard">return 0;</text:p>
      <text:p text:style-name="Standard">}</text:p>
      <text:p text:style-name="Standard"/>
      <text:p text:style-name="Standard"/>
      <text:p text:style-name="Standard">void enqueue(int data)</text:p>
      <text:p text:style-name="Standard">{</text:p>
      <text:p text:style-name="Standard">if(isfull())</text:p>
      <text:p text:style-name="Standard">printf("Queue is full.\n");</text:p>
      <text:p text:style-name="Standard">else</text:p>
      <text:p text:style-name="Standard">{</text:p>
      <text:p text:style-name="Standard">if(isempty())</text:p>
      <text:p text:style-name="Standard">{</text:p>
      <text:p text:style-name="Standard">rear = front = 0;</text:p>
      <text:p text:style-name="Standard">queue[0] = data;</text:p>
      <text:p text:style-name="Standard">}</text:p>
      <text:p text:style-name="Standard">else</text:p>
      <text:p text:style-name="Standard">queue[++rear] = data;</text:p>
      <text:p text:style-name="Standard">}</text:p>
      <text:p text:style-name="Standard">}</text:p>
      <text:p text:style-name="Standard"/>
      <text:p text:style-name="Standard"/>
      <text:p text:style-name="Standard"/>
      <text:p text:style-name="Standard">int dequeue()</text:p>
      <text:p text:style-name="Standard">{</text:p>
      <text:p text:style-name="Standard">int data;</text:p>
      <text:p text:style-name="Standard">if(isempty())</text:p>
      <text:p text:style-name="Standard">printf("Queue is empty.\n");</text:p>
      <text:p text:style-name="Standard">else</text:p>
      <text:p text:style-name="Standard">{</text:p>
      <text:p text:style-name="Standard">data = queue[front++];</text:p>
      <text:p text:style-name="Standard">if(front &gt; rear)</text:p>
      <text:p text:style-name="Standard">front = rear = -1;</text:p>
      <text:p text:style-name="Standard">return data;</text:p>
      <text:p text:style-name="Standard"><text:soft-page-break/>}</text:p>
      <text:p text:style-name="Standard">}</text:p>
      <text:p text:style-name="Standard">int peek()</text:p>
      <text:p text:style-name="Standard">{</text:p>
      <text:p text:style-name="Standard">if(isempty())</text:p>
      <text:p text:style-name="Standard">printf("Queue is empty.\n");</text:p>
      <text:p text:style-name="Standard">else</text:p>
      <text:p text:style-name="Standard">return queue[front];</text:p>
      <text:p text:style-name="Standard">}</text:p>
      <text:p text:style-name="Standard">int main()</text:p>
      <text:p text:style-name="Standard">{</text:p>
      <text:p text:style-name="Standard">enqueue(3);</text:p>
      <text:p text:style-name="Standard">enqueue(5);</text:p>
      <text:p text:style-name="Standard">enqueue(9);</text:p>
      <text:p text:style-name="Standard">enqueue(1);</text:p>
      <text:p text:style-name="Standard">enqueue(12);</text:p>
      <text:p text:style-name="Standard">printf("Element at front of the queue: %d\n", peek());</text:p>
      <text:p text:style-name="Standard">printf("Removed element: %d\n", dequeue());</text:p>
      <text:p text:style-name="Standard">printf("Removed element: %d\n", dequeue());</text:p>
      <text:p text:style-name="Standard">enqueue(15);</text:p>
      <text:p text:style-name="Standard">printf("Element at front of the queue: %d\n", peek());</text:p>
      <text:p text:style-name="Standard">}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4T09:44:41.410540234</meta:creation-date>
    <dc:date>2022-12-04T09:49:39.311408097</dc:date>
    <meta:editing-duration>PT4M57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2" meta:paragraph-count="66" meta:word-count="137" meta:character-count="820" meta:non-whitespace-character-count="749"/>
  </office:meta>
</office:document-meta>
</file>